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Trebuchet MS" svg:font-family="Trebuchet MS" style:font-family-generic="swiss" style:font-pitch="variable" svg:panose-1="2 11 6 3 2 2 2 2 2 4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color="#000099"/>
    </style:style>
    <style:style style:name="TableColumn3" style:family="table-column">
      <style:table-column-properties style:column-width="3.3548in" style:use-optimal-column-width="false"/>
    </style:style>
    <style:style style:name="TableColumn4" style:family="table-column">
      <style:table-column-properties style:column-width="3.5347in" style:use-optimal-column-width="false"/>
    </style:style>
    <style:style style:name="Table2" style:family="table">
      <style:table-properties style:width="6.8895in" fo:margin-left="-0.0041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" style:parent-style-name="Policepardéfaut" style:family="text">
      <style:text-properties style:font-name="Trebuchet MS" fo:color="#000099"/>
    </style:style>
    <style:style style:name="T8" style:parent-style-name="Policepardéfaut" style:family="text">
      <style:text-properties style:font-name="Arial Black" fo:color="#000099"/>
    </style:style>
    <style:style style:name="P9" style:parent-style-name="TableContents" style:family="paragraph">
      <style:text-properties style:font-name="Trebuchet MS" fo:color="#000099"/>
    </style:style>
    <style:style style:name="P10" style:parent-style-name="TableContents" style:family="paragraph">
      <style:text-properties style:font-name="Trebuchet MS" fo:color="#000099"/>
    </style:style>
    <style:style style:name="P11" style:parent-style-name="TableContents" style:family="paragraph">
      <style:text-properties style:font-name="Trebuchet MS" fo:color="#000099"/>
    </style:style>
    <style:style style:name="P12" style:parent-style-name="TableContents" style:family="paragraph">
      <style:text-properties style:font-name="Trebuchet MS" fo:color="#000099"/>
    </style:style>
    <style:style style:name="P13" style:parent-style-name="TableContents" style:family="paragraph">
      <style:text-properties style:font-name="Trebuchet MS" fo:color="#000099" fo:font-size="10pt" style:font-size-asian="10pt" style:font-size-complex="10pt"/>
    </style:style>
    <style:style style:name="P14" style:parent-style-name="TableContents" style:family="paragraph">
      <style:text-properties style:font-name="Trebuchet MS" fo:color="#000099"/>
    </style:style>
    <style:style style:name="T15" style:parent-style-name="Policepardéfaut" style:family="text">
      <style:text-properties style:font-name="Trebuchet MS" fo:color="#000099" fo:font-size="10pt" style:font-size-asian="10pt" style:font-size-complex="10pt"/>
    </style:style>
    <style:style style:name="T16" style:parent-style-name="Policepardéfaut" style:family="text">
      <style:text-properties style:font-name="Trebuchet MS" fo:color="#000099" fo:font-size="9pt" style:font-size-asian="9pt" style:font-size-complex="9pt"/>
    </style:style>
    <style:style style:name="T17" style:parent-style-name="Policepardéfaut" style:family="text">
      <style:text-properties style:font-name="Trebuchet MS" fo:color="#000099" fo:font-size="9pt" style:font-size-asian="9pt" style:font-size-complex="9pt"/>
    </style:style>
    <style:style style:name="T18" style:parent-style-name="Policepardéfaut" style:family="text">
      <style:text-properties style:font-name="Trebuchet MS" fo:color="#000099" fo:font-size="9pt" style:font-size-asian="9pt" style:font-size-complex="9pt"/>
    </style:style>
    <style:style style:name="P19" style:parent-style-name="TableContents" style:family="paragraph">
      <style:text-properties style:font-name="Trebuchet MS" fo:color="#000099" fo:font-size="9pt" style:font-size-asian="9pt" style:font-size-complex="9pt"/>
    </style:style>
    <style:style style:name="P20" style:parent-style-name="TableContents" style:family="paragraph">
      <style:text-properties style:font-name="Trebuchet MS" fo:color="#000099" fo:font-size="9pt" style:font-size-asian="9pt" style:font-size-complex="9pt"/>
    </style:style>
    <style:style style:name="TableCell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22" style:parent-style-name="Policepardéfaut" style:family="text">
      <style:text-properties style:font-name="Trebuchet MS" fo:color="#000099"/>
    </style:style>
    <style:style style:name="T23" style:parent-style-name="Policepardéfaut" style:family="text">
      <style:text-properties style:font-name="Arial Black" fo:color="#000099"/>
    </style:style>
    <style:style style:name="P24" style:parent-style-name="TableContents" style:family="paragraph">
      <style:text-properties style:font-name="Trebuchet MS" fo:color="#000099"/>
    </style:style>
    <style:style style:name="P25" style:parent-style-name="TableContents" style:family="paragraph">
      <style:text-properties style:font-name="Trebuchet MS" fo:color="#000099"/>
    </style:style>
    <style:style style:name="P26" style:parent-style-name="TableContents" style:family="paragraph">
      <style:text-properties style:font-name="Trebuchet MS" fo:color="#000099"/>
    </style:style>
    <style:style style:name="P27" style:parent-style-name="TableContents" style:family="paragraph">
      <style:text-properties style:font-name="Trebuchet MS" fo:color="#000099"/>
    </style:style>
    <style:style style:name="P28" style:parent-style-name="TableContents" style:family="paragraph">
      <style:text-properties style:font-name="Trebuchet MS" fo:color="#000099" fo:font-size="10pt" style:font-size-asian="10pt" style:font-size-complex="10pt"/>
    </style:style>
    <style:style style:name="P29" style:parent-style-name="TableContents" style:family="paragraph">
      <style:text-properties style:font-name="Trebuchet MS" fo:color="#000099"/>
    </style:style>
    <style:style style:name="T30" style:parent-style-name="Policepardéfaut" style:family="text">
      <style:text-properties style:font-name="Trebuchet MS" fo:color="#000099" fo:font-size="10pt" style:font-size-asian="10pt" style:font-size-complex="10pt"/>
    </style:style>
    <style:style style:name="T31" style:parent-style-name="Policepardéfaut" style:family="text">
      <style:text-properties style:font-name="Trebuchet MS" fo:color="#000099" fo:font-size="9pt" style:font-size-asian="9pt" style:font-size-complex="9pt"/>
    </style:style>
    <style:style style:name="T32" style:parent-style-name="Policepardéfaut" style:family="text">
      <style:text-properties style:font-name="Trebuchet MS" fo:color="#000099" fo:font-size="9pt" style:font-size-asian="9pt" style:font-size-complex="9pt"/>
    </style:style>
    <style:style style:name="T33" style:parent-style-name="Policepardéfaut" style:family="text">
      <style:text-properties style:font-name="Trebuchet MS" fo:color="#000099" fo:font-size="9pt" style:font-size-asian="9pt" style:font-size-complex="9pt"/>
    </style:style>
    <style:style style:name="P34" style:parent-style-name="TableContents" style:family="paragraph">
      <style:text-properties style:font-name="Trebuchet MS" fo:color="#000099" fo:font-size="9pt" style:font-size-asian="9pt" style:font-size-complex="9pt"/>
    </style:style>
    <style:style style:name="P35" style:parent-style-name="TableContents" style:family="paragraph">
      <style:text-properties style:font-name="Trebuchet MS" fo:color="#000099" fo:font-size="9pt" style:font-size-asian="9pt" style:font-size-complex="9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8" style:parent-style-name="Policepardéfaut" style:family="text">
      <style:text-properties style:font-name="Trebuchet MS" fo:color="#000099"/>
    </style:style>
    <style:style style:name="T39" style:parent-style-name="Policepardéfaut" style:family="text">
      <style:text-properties style:font-name="Arial Black" fo:color="#000099"/>
    </style:style>
    <style:style style:name="P40" style:parent-style-name="TableContents" style:family="paragraph">
      <style:text-properties style:font-name="Trebuchet MS" fo:color="#000099"/>
    </style:style>
    <style:style style:name="P41" style:parent-style-name="TableContents" style:family="paragraph">
      <style:text-properties style:font-name="Trebuchet MS" fo:color="#000099"/>
    </style:style>
    <style:style style:name="P42" style:parent-style-name="TableContents" style:family="paragraph">
      <style:text-properties style:font-name="Trebuchet MS" fo:color="#000099"/>
    </style:style>
    <style:style style:name="P43" style:parent-style-name="TableContents" style:family="paragraph">
      <style:text-properties style:font-name="Trebuchet MS" fo:color="#000099"/>
    </style:style>
    <style:style style:name="P44" style:parent-style-name="TableContents" style:family="paragraph">
      <style:text-properties style:font-name="Trebuchet MS" fo:color="#000099" fo:font-size="10pt" style:font-size-asian="10pt" style:font-size-complex="10pt"/>
    </style:style>
    <style:style style:name="P45" style:parent-style-name="TableContents" style:family="paragraph">
      <style:text-properties style:font-name="Trebuchet MS" fo:color="#000099"/>
    </style:style>
    <style:style style:name="T46" style:parent-style-name="Policepardéfaut" style:family="text">
      <style:text-properties style:font-name="Trebuchet MS" fo:color="#000099" fo:font-size="10pt" style:font-size-asian="10pt" style:font-size-complex="10pt"/>
    </style:style>
    <style:style style:name="T47" style:parent-style-name="Policepardéfaut" style:family="text">
      <style:text-properties style:font-name="Trebuchet MS" fo:color="#000099" fo:font-size="9pt" style:font-size-asian="9pt" style:font-size-complex="9pt"/>
    </style:style>
    <style:style style:name="T48" style:parent-style-name="Policepardéfaut" style:family="text">
      <style:text-properties style:font-name="Trebuchet MS" fo:color="#000099" fo:font-size="9pt" style:font-size-asian="9pt" style:font-size-complex="9pt"/>
    </style:style>
    <style:style style:name="T49" style:parent-style-name="Policepardéfaut" style:family="text">
      <style:text-properties style:font-name="Trebuchet MS" fo:color="#000099" fo:font-size="9pt" style:font-size-asian="9pt" style:font-size-complex="9pt"/>
    </style:style>
    <style:style style:name="T50" style:parent-style-name="Policepardéfaut" style:family="text">
      <style:text-properties style:font-name="Trebuchet MS" fo:color="#000099" fo:font-size="9pt" style:font-size-asian="9pt" style:font-size-complex="9pt"/>
    </style:style>
    <style:style style:name="P51" style:parent-style-name="TableContents" style:family="paragraph">
      <style:text-properties style:font-name="Trebuchet MS" fo:color="#000099" fo:font-size="9pt" style:font-size-asian="9pt" style:font-size-complex="9pt"/>
    </style:style>
    <style:style style:name="P52" style:parent-style-name="TableContents" style:family="paragraph">
      <style:text-properties style:font-name="Trebuchet MS" fo:color="#000099" fo:font-size="9pt" style:font-size-asian="9pt" style:font-size-complex="9pt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4" style:parent-style-name="Policepardéfaut" style:family="text">
      <style:text-properties style:font-name="Trebuchet MS" fo:color="#000099"/>
    </style:style>
    <style:style style:name="T55" style:parent-style-name="Policepardéfaut" style:family="text">
      <style:text-properties style:font-name="Arial Black" fo:color="#000099"/>
    </style:style>
    <style:style style:name="P56" style:parent-style-name="TableContents" style:family="paragraph">
      <style:text-properties style:font-name="Trebuchet MS" fo:color="#000099"/>
    </style:style>
    <style:style style:name="P57" style:parent-style-name="TableContents" style:family="paragraph">
      <style:text-properties style:font-name="Trebuchet MS" fo:color="#000099"/>
    </style:style>
    <style:style style:name="P58" style:parent-style-name="TableContents" style:family="paragraph">
      <style:text-properties style:font-name="Trebuchet MS" fo:color="#000099"/>
    </style:style>
    <style:style style:name="P59" style:parent-style-name="TableContents" style:family="paragraph">
      <style:text-properties style:font-name="Trebuchet MS" fo:color="#000099"/>
    </style:style>
    <style:style style:name="P60" style:parent-style-name="TableContents" style:family="paragraph">
      <style:text-properties style:font-name="Trebuchet MS" fo:color="#000099" fo:font-size="10pt" style:font-size-asian="10pt" style:font-size-complex="10pt"/>
    </style:style>
    <style:style style:name="P61" style:parent-style-name="TableContents" style:family="paragraph">
      <style:text-properties style:font-name="Trebuchet MS" fo:color="#000099"/>
    </style:style>
    <style:style style:name="T62" style:parent-style-name="Policepardéfaut" style:family="text">
      <style:text-properties style:font-name="Trebuchet MS" fo:color="#000099" fo:font-size="10pt" style:font-size-asian="10pt" style:font-size-complex="10pt"/>
    </style:style>
    <style:style style:name="T63" style:parent-style-name="Policepardéfaut" style:family="text">
      <style:text-properties style:font-name="Trebuchet MS" fo:color="#000099" fo:font-size="9pt" style:font-size-asian="9pt" style:font-size-complex="9pt"/>
    </style:style>
    <style:style style:name="T64" style:parent-style-name="Policepardéfaut" style:family="text">
      <style:text-properties style:font-name="Trebuchet MS" fo:color="#000099" fo:font-size="9pt" style:font-size-asian="9pt" style:font-size-complex="9pt"/>
    </style:style>
    <style:style style:name="T65" style:parent-style-name="Policepardéfaut" style:family="text">
      <style:text-properties style:font-name="Trebuchet MS" fo:color="#000099" fo:font-size="9pt" style:font-size-asian="9pt" style:font-size-complex="9pt"/>
    </style:style>
    <style:style style:name="P66" style:parent-style-name="TableContents" style:family="paragraph">
      <style:text-properties style:font-name="Trebuchet MS" fo:color="#000099" fo:font-size="9pt" style:font-size-asian="9pt" style:font-size-complex="9pt"/>
    </style:style>
    <style:style style:name="P67" style:parent-style-name="Normal" style:family="paragraph">
      <style:text-properties text:display="none"/>
    </style:style>
    <style:style style:name="TableColumn69" style:family="table-column">
      <style:table-column-properties style:column-width="3.3548in" style:use-optimal-column-width="false"/>
    </style:style>
    <style:style style:name="TableColumn70" style:family="table-column">
      <style:table-column-properties style:column-width="3.5347in" style:use-optimal-column-width="false"/>
    </style:style>
    <style:style style:name="Table68" style:family="table">
      <style:table-properties style:width="6.8895in" fo:margin-left="-0.0041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3" style:parent-style-name="Policepardéfaut" style:family="text">
      <style:text-properties style:font-name="Trebuchet MS" fo:color="#000099"/>
    </style:style>
    <style:style style:name="T74" style:parent-style-name="Policepardéfaut" style:family="text">
      <style:text-properties style:font-name="Arial Black" fo:color="#000099"/>
    </style:style>
    <style:style style:name="P75" style:parent-style-name="TableContents" style:family="paragraph">
      <style:text-properties style:font-name="Trebuchet MS" fo:color="#000099"/>
    </style:style>
    <style:style style:name="P76" style:parent-style-name="TableContents" style:family="paragraph">
      <style:text-properties style:font-name="Trebuchet MS" fo:color="#000099"/>
    </style:style>
    <style:style style:name="P77" style:parent-style-name="TableContents" style:family="paragraph">
      <style:text-properties style:font-name="Trebuchet MS" fo:color="#000099"/>
    </style:style>
    <style:style style:name="P78" style:parent-style-name="TableContents" style:family="paragraph">
      <style:text-properties style:font-name="Trebuchet MS" fo:color="#000099"/>
    </style:style>
    <style:style style:name="P79" style:parent-style-name="TableContents" style:family="paragraph">
      <style:text-properties style:font-name="Trebuchet MS" fo:color="#000099" fo:font-size="10pt" style:font-size-asian="10pt" style:font-size-complex="10pt"/>
    </style:style>
    <style:style style:name="P80" style:parent-style-name="TableContents" style:family="paragraph">
      <style:text-properties style:font-name="Trebuchet MS" fo:color="#000099"/>
    </style:style>
    <style:style style:name="T81" style:parent-style-name="Policepardéfaut" style:family="text">
      <style:text-properties style:font-name="Trebuchet MS" fo:color="#000099" fo:font-size="10pt" style:font-size-asian="10pt" style:font-size-complex="10pt"/>
    </style:style>
    <style:style style:name="T82" style:parent-style-name="Policepardéfaut" style:family="text">
      <style:text-properties style:font-name="Trebuchet MS" fo:color="#000099" fo:font-size="9pt" style:font-size-asian="9pt" style:font-size-complex="9pt"/>
    </style:style>
    <style:style style:name="T83" style:parent-style-name="Policepardéfaut" style:family="text">
      <style:text-properties style:font-name="Trebuchet MS" fo:color="#000099" fo:font-size="9pt" style:font-size-asian="9pt" style:font-size-complex="9pt"/>
    </style:style>
    <style:style style:name="T84" style:parent-style-name="Policepardéfaut" style:family="text">
      <style:text-properties style:font-name="Trebuchet MS" fo:color="#000099" fo:font-size="9pt" style:font-size-asian="9pt" style:font-size-complex="9pt"/>
    </style:style>
    <style:style style:name="P85" style:parent-style-name="TableContents" style:family="paragraph">
      <style:text-properties style:font-name="Trebuchet MS" fo:color="#000099" fo:font-size="9pt" style:font-size-asian="9pt" style:font-size-complex="9pt"/>
    </style:style>
    <style:style style:name="P86" style:parent-style-name="TableContents" style:family="paragraph">
      <style:text-properties style:font-name="Trebuchet MS" fo:color="#000099" fo:font-size="9pt" style:font-size-asian="9pt" style:font-size-complex="9pt"/>
    </style:style>
    <style:style style:name="TableCell8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88" style:parent-style-name="Policepardéfaut" style:family="text">
      <style:text-properties style:font-name="Trebuchet MS" fo:color="#000099"/>
    </style:style>
    <style:style style:name="T89" style:parent-style-name="Policepardéfaut" style:family="text">
      <style:text-properties style:font-name="Arial Black" fo:color="#000099"/>
    </style:style>
    <style:style style:name="P90" style:parent-style-name="TableContents" style:family="paragraph">
      <style:text-properties style:font-name="Trebuchet MS" fo:color="#000099"/>
    </style:style>
    <style:style style:name="P91" style:parent-style-name="TableContents" style:family="paragraph">
      <style:text-properties style:font-name="Trebuchet MS" fo:color="#000099"/>
    </style:style>
    <style:style style:name="P92" style:parent-style-name="TableContents" style:family="paragraph">
      <style:text-properties style:font-name="Trebuchet MS" fo:color="#000099"/>
    </style:style>
    <style:style style:name="P93" style:parent-style-name="TableContents" style:family="paragraph">
      <style:text-properties style:font-name="Trebuchet MS" fo:color="#000099"/>
    </style:style>
    <style:style style:name="P94" style:parent-style-name="TableContents" style:family="paragraph">
      <style:text-properties style:font-name="Trebuchet MS" fo:color="#000099" fo:font-size="10pt" style:font-size-asian="10pt" style:font-size-complex="10pt"/>
    </style:style>
    <style:style style:name="P95" style:parent-style-name="TableContents" style:family="paragraph">
      <style:text-properties style:font-name="Trebuchet MS" fo:color="#000099"/>
    </style:style>
    <style:style style:name="T96" style:parent-style-name="Policepardéfaut" style:family="text">
      <style:text-properties style:font-name="Trebuchet MS" fo:color="#000099" fo:font-size="10pt" style:font-size-asian="10pt" style:font-size-complex="10pt"/>
    </style:style>
    <style:style style:name="T97" style:parent-style-name="Policepardéfaut" style:family="text">
      <style:text-properties style:font-name="Trebuchet MS" fo:color="#000099" fo:font-size="9pt" style:font-size-asian="9pt" style:font-size-complex="9pt"/>
    </style:style>
    <style:style style:name="T98" style:parent-style-name="Policepardéfaut" style:family="text">
      <style:text-properties style:font-name="Trebuchet MS" fo:color="#000099" fo:font-size="9pt" style:font-size-asian="9pt" style:font-size-complex="9pt"/>
    </style:style>
    <style:style style:name="T99" style:parent-style-name="Policepardéfaut" style:family="text">
      <style:text-properties style:font-name="Trebuchet MS" fo:color="#000099" fo:font-size="9pt" style:font-size-asian="9pt" style:font-size-complex="9pt"/>
    </style:style>
    <style:style style:name="P100" style:parent-style-name="TableContents" style:family="paragraph">
      <style:text-properties style:font-name="Trebuchet MS" fo:color="#000099" fo:font-size="9pt" style:font-size-asian="9pt" style:font-size-complex="9pt"/>
    </style:style>
    <style:style style:name="P101" style:parent-style-name="TableContents" style:family="paragraph">
      <style:text-properties style:font-name="Trebuchet MS" fo:color="#000099" fo:font-size="9pt" style:font-size-asian="9pt" style:font-size-complex="9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4" style:parent-style-name="Policepardéfaut" style:family="text">
      <style:text-properties style:font-name="Trebuchet MS" fo:color="#000099"/>
    </style:style>
    <style:style style:name="T105" style:parent-style-name="Policepardéfaut" style:family="text">
      <style:text-properties style:font-name="Arial Black" fo:color="#000099"/>
    </style:style>
    <style:style style:name="P106" style:parent-style-name="TableContents" style:family="paragraph">
      <style:text-properties style:font-name="Trebuchet MS" fo:color="#000099"/>
    </style:style>
    <style:style style:name="P107" style:parent-style-name="TableContents" style:family="paragraph">
      <style:text-properties style:font-name="Trebuchet MS" fo:color="#000099"/>
    </style:style>
    <style:style style:name="P108" style:parent-style-name="TableContents" style:family="paragraph">
      <style:text-properties style:font-name="Trebuchet MS" fo:color="#000099"/>
    </style:style>
    <style:style style:name="P109" style:parent-style-name="TableContents" style:family="paragraph">
      <style:text-properties style:font-name="Trebuchet MS" fo:color="#000099"/>
    </style:style>
    <style:style style:name="P110" style:parent-style-name="TableContents" style:family="paragraph">
      <style:text-properties style:font-name="Trebuchet MS" fo:color="#000099" fo:font-size="10pt" style:font-size-asian="10pt" style:font-size-complex="10pt"/>
    </style:style>
    <style:style style:name="P111" style:parent-style-name="TableContents" style:family="paragraph">
      <style:text-properties style:font-name="Trebuchet MS" fo:color="#000099"/>
    </style:style>
    <style:style style:name="T112" style:parent-style-name="Policepardéfaut" style:family="text">
      <style:text-properties style:font-name="Trebuchet MS" fo:color="#000099" fo:font-size="10pt" style:font-size-asian="10pt" style:font-size-complex="10pt"/>
    </style:style>
    <style:style style:name="T113" style:parent-style-name="Policepardéfaut" style:family="text">
      <style:text-properties style:font-name="Trebuchet MS" fo:color="#000099" fo:font-size="9pt" style:font-size-asian="9pt" style:font-size-complex="9pt"/>
    </style:style>
    <style:style style:name="T114" style:parent-style-name="Policepardéfaut" style:family="text">
      <style:text-properties style:font-name="Trebuchet MS" fo:color="#000099" fo:font-size="9pt" style:font-size-asian="9pt" style:font-size-complex="9pt"/>
    </style:style>
    <style:style style:name="T115" style:parent-style-name="Policepardéfaut" style:family="text">
      <style:text-properties style:font-name="Trebuchet MS" fo:color="#000099" fo:font-size="9pt" style:font-size-asian="9pt" style:font-size-complex="9pt"/>
    </style:style>
    <style:style style:name="P116" style:parent-style-name="TableContents" style:family="paragraph">
      <style:text-properties style:font-name="Trebuchet MS" fo:color="#000099" fo:font-size="9pt" style:font-size-asian="9pt" style:font-size-complex="9pt"/>
    </style:style>
    <style:style style:name="P117" style:parent-style-name="TableContents" style:family="paragraph">
      <style:text-properties style:font-name="Trebuchet MS" fo:color="#000099" fo:font-size="9pt" style:font-size-asian="9pt" style:font-size-complex="9pt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9" style:parent-style-name="Policepardéfaut" style:family="text">
      <style:text-properties style:font-name="Trebuchet MS" fo:color="#000099"/>
    </style:style>
    <style:style style:name="T120" style:parent-style-name="Policepardéfaut" style:family="text">
      <style:text-properties style:font-name="Trebuchet MS" fo:color="#000099"/>
    </style:style>
    <style:style style:name="T121" style:parent-style-name="Policepardéfaut" style:family="text">
      <style:text-properties style:font-name="Arial Black" fo:color="#000099"/>
    </style:style>
    <style:style style:name="P122" style:parent-style-name="TableContents" style:family="paragraph">
      <style:text-properties style:font-name="Trebuchet MS" fo:color="#000099"/>
    </style:style>
    <style:style style:name="P123" style:parent-style-name="TableContents" style:family="paragraph">
      <style:text-properties style:font-name="Trebuchet MS" fo:color="#000099"/>
    </style:style>
    <style:style style:name="P124" style:parent-style-name="TableContents" style:family="paragraph">
      <style:text-properties style:font-name="Trebuchet MS" fo:color="#000099"/>
    </style:style>
    <style:style style:name="P125" style:parent-style-name="TableContents" style:family="paragraph">
      <style:text-properties style:font-name="Trebuchet MS" fo:color="#000099"/>
    </style:style>
    <style:style style:name="P126" style:parent-style-name="TableContents" style:family="paragraph">
      <style:text-properties style:font-name="Trebuchet MS" fo:color="#000099" fo:font-size="10pt" style:font-size-asian="10pt" style:font-size-complex="10pt"/>
    </style:style>
    <style:style style:name="P127" style:parent-style-name="TableContents" style:family="paragraph">
      <style:text-properties style:font-name="Trebuchet MS" fo:color="#000099"/>
    </style:style>
    <style:style style:name="T128" style:parent-style-name="Policepardéfaut" style:family="text">
      <style:text-properties style:font-name="Trebuchet MS" fo:color="#000099" fo:font-size="10pt" style:font-size-asian="10pt" style:font-size-complex="10pt"/>
    </style:style>
    <style:style style:name="T129" style:parent-style-name="Policepardéfaut" style:family="text">
      <style:text-properties style:font-name="Trebuchet MS" fo:color="#000099" fo:font-size="9pt" style:font-size-asian="9pt" style:font-size-complex="9pt"/>
    </style:style>
    <style:style style:name="T130" style:parent-style-name="Policepardéfaut" style:family="text">
      <style:text-properties style:font-name="Trebuchet MS" fo:color="#000099" fo:font-size="9pt" style:font-size-asian="9pt" style:font-size-complex="9pt"/>
    </style:style>
    <style:style style:name="T131" style:parent-style-name="Policepardéfaut" style:family="text">
      <style:text-properties style:font-name="Trebuchet MS" fo:color="#000099" fo:font-size="9pt" style:font-size-asian="9pt" style:font-size-complex="9pt"/>
    </style:style>
    <style:style style:name="P132" style:parent-style-name="TableContents" style:family="paragraph">
      <style:text-properties style:font-name="Trebuchet MS" fo:color="#000099" fo:font-size="9pt" style:font-size-asian="9pt" style:font-size-complex="9pt"/>
    </style:style>
    <style:style style:name="P133" style:parent-style-name="Normal" style:family="paragraph">
      <style:text-properties text:display="none"/>
    </style:style>
    <style:style style:name="TableColumn135" style:family="table-column">
      <style:table-column-properties style:column-width="3.3548in" style:use-optimal-column-width="false"/>
    </style:style>
    <style:style style:name="TableColumn136" style:family="table-column">
      <style:table-column-properties style:column-width="3.5347in" style:use-optimal-column-width="false"/>
    </style:style>
    <style:style style:name="Table134" style:family="table">
      <style:table-properties style:width="6.8895in" fo:margin-left="-0.0041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39" style:parent-style-name="Policepardéfaut" style:family="text">
      <style:text-properties style:font-name="Trebuchet MS" fo:color="#000099"/>
    </style:style>
    <style:style style:name="T140" style:parent-style-name="Policepardéfaut" style:family="text">
      <style:text-properties style:font-name="Arial Black" fo:color="#000099"/>
    </style:style>
    <style:style style:name="P141" style:parent-style-name="TableContents" style:family="paragraph">
      <style:text-properties style:font-name="Trebuchet MS" fo:color="#000099"/>
    </style:style>
    <style:style style:name="P142" style:parent-style-name="TableContents" style:family="paragraph">
      <style:text-properties style:font-name="Trebuchet MS" fo:color="#000099"/>
    </style:style>
    <style:style style:name="P143" style:parent-style-name="TableContents" style:family="paragraph">
      <style:text-properties style:font-name="Trebuchet MS" fo:color="#000099"/>
    </style:style>
    <style:style style:name="P144" style:parent-style-name="TableContents" style:family="paragraph">
      <style:text-properties style:font-name="Trebuchet MS" fo:color="#000099"/>
    </style:style>
    <style:style style:name="P145" style:parent-style-name="TableContents" style:family="paragraph">
      <style:text-properties style:font-name="Trebuchet MS" fo:color="#000099" fo:font-size="10pt" style:font-size-asian="10pt" style:font-size-complex="10pt"/>
    </style:style>
    <style:style style:name="P146" style:parent-style-name="TableContents" style:family="paragraph">
      <style:text-properties style:font-name="Trebuchet MS" fo:color="#000099"/>
    </style:style>
    <style:style style:name="T147" style:parent-style-name="Policepardéfaut" style:family="text">
      <style:text-properties style:font-name="Trebuchet MS" fo:color="#000099" fo:font-size="10pt" style:font-size-asian="10pt" style:font-size-complex="10pt"/>
    </style:style>
    <style:style style:name="T148" style:parent-style-name="Policepardéfaut" style:family="text">
      <style:text-properties style:font-name="Trebuchet MS" fo:color="#000099" fo:font-size="9pt" style:font-size-asian="9pt" style:font-size-complex="9pt"/>
    </style:style>
    <style:style style:name="T149" style:parent-style-name="Policepardéfaut" style:family="text">
      <style:text-properties style:font-name="Trebuchet MS" fo:color="#000099" fo:font-size="9pt" style:font-size-asian="9pt" style:font-size-complex="9pt"/>
    </style:style>
    <style:style style:name="T150" style:parent-style-name="Policepardéfaut" style:family="text">
      <style:text-properties style:font-name="Trebuchet MS" fo:color="#000099" fo:font-size="9pt" style:font-size-asian="9pt" style:font-size-complex="9pt"/>
    </style:style>
    <style:style style:name="P151" style:parent-style-name="TableContents" style:family="paragraph">
      <style:text-properties style:font-name="Trebuchet MS" fo:color="#000099" fo:font-size="9pt" style:font-size-asian="9pt" style:font-size-complex="9pt"/>
    </style:style>
    <style:style style:name="P152" style:parent-style-name="TableContents" style:family="paragraph">
      <style:text-properties style:font-name="Trebuchet MS" fo:color="#000099" fo:font-size="9pt" style:font-size-asian="9pt" style:font-size-complex="9pt"/>
    </style:style>
    <style:style style:name="TableCell1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54" style:parent-style-name="Policepardéfaut" style:family="text">
      <style:text-properties style:font-name="Trebuchet MS" fo:color="#000099"/>
    </style:style>
    <style:style style:name="T155" style:parent-style-name="Policepardéfaut" style:family="text">
      <style:text-properties style:font-name="Arial Black" fo:color="#000099"/>
    </style:style>
    <style:style style:name="P156" style:parent-style-name="TableContents" style:family="paragraph">
      <style:text-properties style:font-name="Trebuchet MS" fo:color="#000099"/>
    </style:style>
    <style:style style:name="P157" style:parent-style-name="TableContents" style:family="paragraph">
      <style:text-properties style:font-name="Trebuchet MS" fo:color="#000099"/>
    </style:style>
    <style:style style:name="P158" style:parent-style-name="TableContents" style:family="paragraph">
      <style:text-properties style:font-name="Trebuchet MS" fo:color="#000099"/>
    </style:style>
    <style:style style:name="P159" style:parent-style-name="TableContents" style:family="paragraph">
      <style:text-properties style:font-name="Trebuchet MS" fo:color="#000099"/>
    </style:style>
    <style:style style:name="P160" style:parent-style-name="TableContents" style:family="paragraph">
      <style:text-properties style:font-name="Trebuchet MS" fo:color="#000099" fo:font-size="10pt" style:font-size-asian="10pt" style:font-size-complex="10pt"/>
    </style:style>
    <style:style style:name="P161" style:parent-style-name="TableContents" style:family="paragraph">
      <style:text-properties style:font-name="Trebuchet MS" fo:color="#000099"/>
    </style:style>
    <style:style style:name="T162" style:parent-style-name="Policepardéfaut" style:family="text">
      <style:text-properties style:font-name="Trebuchet MS" fo:color="#000099" fo:font-size="10pt" style:font-size-asian="10pt" style:font-size-complex="10pt"/>
    </style:style>
    <style:style style:name="T163" style:parent-style-name="Policepardéfaut" style:family="text">
      <style:text-properties style:font-name="Trebuchet MS" fo:color="#000099" fo:font-size="9pt" style:font-size-asian="9pt" style:font-size-complex="9pt"/>
    </style:style>
    <style:style style:name="T164" style:parent-style-name="Policepardéfaut" style:family="text">
      <style:text-properties style:font-name="Trebuchet MS" fo:color="#000099" fo:font-size="9pt" style:font-size-asian="9pt" style:font-size-complex="9pt"/>
    </style:style>
    <style:style style:name="T165" style:parent-style-name="Policepardéfaut" style:family="text">
      <style:text-properties style:font-name="Trebuchet MS" fo:color="#000099" fo:font-size="9pt" style:font-size-asian="9pt" style:font-size-complex="9pt"/>
    </style:style>
    <style:style style:name="P166" style:parent-style-name="TableContents" style:family="paragraph">
      <style:text-properties style:font-name="Trebuchet MS" fo:color="#000099" fo:font-size="9pt" style:font-size-asian="9pt" style:font-size-complex="9pt"/>
    </style:style>
    <style:style style:name="P167" style:parent-style-name="TableContents" style:family="paragraph">
      <style:text-properties style:font-name="Trebuchet MS" fo:color="#000099" fo:font-size="9pt" style:font-size-asian="9pt" style:font-size-complex="9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Standard" style:family="paragraph">
      <style:text-properties style:font-name="Trebuchet MS" fo:color="#000099" fo:font-size="9pt" style:font-size-asian="9pt" style:font-size-complex="9pt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Standard" style:family="paragraph">
      <style:text-properties style:font-name="Trebuchet MS" fo:color="#000099" fo:font-size="9pt" style:font-size-asian="9pt" style:font-size-complex="9pt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TableContents"><text:span text:style-name="T7"><text:s text:c="46"/></text:span><text:span text:style-name="T8">KACH</text:span></text:p>
            <text:p text:style-name="P9"/>
            <text:p text:style-name="P10"/>
            <text:p text:style-name="P11"><text:s text:c="2"/></text:p>
            <text:p text:style-name="P12"><text:s text:c="2"/>Christian KAELIN</text:p>
            <text:p text:style-name="P13"><text:s text:c="2"/>Conseils énergétiques</text:p>
            <text:p text:style-name="P14"/>
            <text:p text:style-name="TableContents"><text:span text:style-name="T15"><text:s text:c="2"/></text:span><text:span text:style-name="T16">+41 79 894 89 39</text:span></text:p>
            <text:p text:style-name="TableContents"><text:span text:style-name="T17"><text:s text:c="2"/></text:span><text:a xlink:href="mailto:christiankaelin1964@gmail.com" office:target-frame-name="_top" xlink:show="replace"><text:span text:style-name="T18">christiankaelin1964@gmail.com</text:span></text:a></text:p>
            <text:p text:style-name="P19"><text:s text:c="2"/>CH-1804 Corsier-sur-Vevey</text:p>
            <text:p text:style-name="P20"/>
          </table:table-cell>
          <table:table-cell table:style-name="TableCell21">
            <text:p text:style-name="Standard"><text:span text:style-name="T22"><text:s text:c="44"/></text:span><text:span text:style-name="T23">KACH</text:span></text:p>
            <text:p text:style-name="P24"/>
            <text:p text:style-name="P25"/>
            <text:p text:style-name="P26"><text:s/></text:p>
            <text:p text:style-name="P27"><text:s text:c="2"/>Christian KAELIN</text:p>
            <text:p text:style-name="P28"><text:s text:c="2"/>Conseils énergétiques</text:p>
            <text:p text:style-name="P29"/>
            <text:p text:style-name="TableContents"><text:span text:style-name="T30"><text:s text:c="2"/></text:span><text:span text:style-name="T31">+41 79 894 89 39</text:span></text:p>
            <text:p text:style-name="TableContents"><text:span text:style-name="T32"><text:s text:c="2"/></text:span><text:a xlink:href="mailto:christiankaelin1964@gmail.com" office:target-frame-name="_top" xlink:show="replace"><text:span text:style-name="T33">christiankaelin1964@gmail.com</text:span></text:a></text:p>
            <text:p text:style-name="P34"><text:s text:c="2"/>CH-1804 Corsier-sur-Vevey</text:p>
            <text:p text:style-name="P35"/>
          </table:table-cell>
        </table:table-row>
        <table:table-row table:style-name="TableRow36">
          <table:table-cell table:style-name="TableCell37">
            <text:p text:style-name="Standard"><text:span text:style-name="T38"><text:s text:c="44"/></text:span><text:span text:style-name="T39">KACH</text:span></text:p>
            <text:p text:style-name="P40"/>
            <text:p text:style-name="P41"/>
            <text:p text:style-name="P42"/>
            <text:p text:style-name="P43"><text:s text:c="2"/>Christian KAELIN</text:p>
            <text:p text:style-name="P44"><text:s text:c="2"/>Conseils énergétiques</text:p>
            <text:p text:style-name="P45"/>
            <text:p text:style-name="TableContents"><text:span text:style-name="T46"><text:s/></text:span><text:span text:style-name="T47"><text:s/>+41 79 894 89 39</text:span></text:p>
            <text:p text:style-name="TableContents"><text:span text:style-name="T48"><text:s text:c="2"/></text:span><text:a xlink:href="mailto:christiankaelin1964@gmail.com" office:target-frame-name="_top" xlink:show="replace"><text:span text:style-name="T49">christiankaelin1964@gmail.co</text:span><text:span text:style-name="T50">m</text:span></text:a></text:p>
            <text:p text:style-name="P51"><text:s text:c="2"/>CH-1804 Corsier-sur-Vevey</text:p>
            <text:p text:style-name="P52"/>
          </table:table-cell>
          <table:table-cell table:style-name="TableCell53">
            <text:p text:style-name="Standard"><text:span text:style-name="T54"><text:s text:c="44"/></text:span><text:span text:style-name="T55">KACH</text:span></text:p>
            <text:p text:style-name="P56"/>
            <text:p text:style-name="P57"/>
            <text:p text:style-name="P58"/>
            <text:p text:style-name="P59"><text:s text:c="2"/>Christian KAELIN</text:p>
            <text:p text:style-name="P60"><text:s text:c="2"/>Conseils énergétiques</text:p>
            <text:p text:style-name="P61"/>
            <text:p text:style-name="TableContents"><text:span text:style-name="T62"><text:s text:c="2"/></text:span><text:span text:style-name="T63">+41 79 894 89 39</text:span></text:p>
            <text:p text:style-name="TableContents"><text:span text:style-name="T64"><text:s text:c="2"/></text:span><text:a xlink:href="mailto:christiankaelin1964@gmail.com" office:target-frame-name="_top" xlink:show="replace"><text:span text:style-name="T65">christiankaelin1964@gmail.com</text:span></text:a></text:p>
            <text:p text:style-name="P66"><text:s text:c="2"/>CH-1804 Corsier-sur-Vevey</text:p>
          </table:table-cell>
        </table:table-row>
      </table:table>
      <text:p text:style-name="P67"/>
      <table:table table:style-name="Table68">
        <table:table-columns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TableContents"><text:span text:style-name="T73"><text:s text:c="46"/></text:span><text:span text:style-name="T74">KACH</text:span></text:p>
            <text:p text:style-name="P75"/>
            <text:p text:style-name="P76"/>
            <text:p text:style-name="P77"><text:s text:c="2"/></text:p>
            <text:p text:style-name="P78"><text:s text:c="2"/>Christian KAELIN</text:p>
            <text:p text:style-name="P79"><text:s text:c="2"/>Conseils énergétiques</text:p>
            <text:p text:style-name="P80"/>
            <text:p text:style-name="TableContents"><text:span text:style-name="T81"><text:s text:c="2"/></text:span><text:span text:style-name="T82">+41 79 894 89 39</text:span></text:p>
            <text:p text:style-name="TableContents"><text:span text:style-name="T83"><text:s text:c="2"/></text:span><text:a xlink:href="mailto:christiankaelin1964@gmail.com" office:target-frame-name="_top" xlink:show="replace"><text:span text:style-name="T84">christiankaelin1964@gmail.com</text:span></text:a></text:p>
            <text:p text:style-name="P85"><text:s text:c="2"/>CH-1804 Corsier-sur-Vevey</text:p>
            <text:p text:style-name="P86"/>
          </table:table-cell>
          <table:table-cell table:style-name="TableCell87">
            <text:p text:style-name="Standard"><text:span text:style-name="T88"><text:s text:c="44"/></text:span><text:span text:style-name="T89">KACH</text:span></text:p>
            <text:p text:style-name="P90"/>
            <text:p text:style-name="P91"/>
            <text:p text:style-name="P92"><text:s/></text:p>
            <text:p text:style-name="P93"><text:s text:c="2"/>Christian KAELIN</text:p>
            <text:p text:style-name="P94"><text:s text:c="2"/>Conseils énergétiques</text:p>
            <text:p text:style-name="P95"/>
            <text:p text:style-name="TableContents"><text:span text:style-name="T96"><text:s text:c="2"/></text:span><text:span text:style-name="T97">+41 79 894 89 39</text:span></text:p>
            <text:p text:style-name="TableContents"><text:span text:style-name="T98"><text:s text:c="2"/></text:span><text:a xlink:href="mailto:christiankaelin1964@gmail.com" office:target-frame-name="_top" xlink:show="replace"><text:span text:style-name="T99">christiankaelin1964@gmail.com</text:span></text:a></text:p>
            <text:p text:style-name="P100"><text:s text:c="2"/>CH-1804 Corsier-sur-Vevey</text:p>
            <text:p text:style-name="P101"/>
          </table:table-cell>
        </table:table-row>
        <table:table-row table:style-name="TableRow102">
          <table:table-cell table:style-name="TableCell103">
            <text:p text:style-name="Standard"><text:span text:style-name="T104"><text:s text:c="44"/></text:span><text:span text:style-name="T105">KACH</text:span></text:p>
            <text:p text:style-name="P106"/>
            <text:p text:style-name="P107"/>
            <text:p text:style-name="P108"/>
            <text:p text:style-name="P109"><text:s text:c="2"/>Christian KAELIN</text:p>
            <text:p text:style-name="P110"><text:s text:c="2"/>Conseils énergétiques</text:p>
            <text:p text:style-name="P111"/>
            <text:p text:style-name="TableContents"><text:span text:style-name="T112"><text:s/></text:span><text:span text:style-name="T113"><text:s/>+41 79 894 89 39</text:span></text:p>
            <text:p text:style-name="TableContents"><text:span text:style-name="T114"><text:s text:c="2"/></text:span><text:a xlink:href="mailto:christiankaelin1964@gmail.com" office:target-frame-name="_top" xlink:show="replace"><text:span text:style-name="T115">christiankaelin1964@gmail.com</text:span></text:a></text:p>
            <text:p text:style-name="P116"><text:s text:c="2"/>CH-1804 Corsier-sur-Vevey</text:p>
            <text:p text:style-name="P117"/>
          </table:table-cell>
          <table:table-cell table:style-name="TableCell118">
            <text:p text:style-name="Standard"><text:span text:style-name="T119"><text:s text:c="29"/></text:span><text:span text:style-name="T120"><text:s text:c="15"/></text:span><text:span text:style-name="T121">KACH</text:span></text:p>
            <text:p text:style-name="P122"/>
            <text:p text:style-name="P123"/>
            <text:p text:style-name="P124"/>
            <text:p text:style-name="P125"><text:s text:c="2"/>Christian KAELIN</text:p>
            <text:p text:style-name="P126"><text:s text:c="2"/>Conseils énergétiques</text:p>
            <text:p text:style-name="P127"/>
            <text:p text:style-name="TableContents"><text:span text:style-name="T128"><text:s text:c="2"/></text:span><text:span text:style-name="T129">+41 79 894 89 39</text:span></text:p>
            <text:p text:style-name="TableContents"><text:span text:style-name="T130"><text:s text:c="2"/></text:span><text:a xlink:href="mailto:christiankaelin1964@gmail.com" office:target-frame-name="_top" xlink:show="replace"><text:span text:style-name="T131">christiankaelin1964@gmail.com</text:span></text:a></text:p>
            <text:p text:style-name="P132"><text:s text:c="2"/>CH-1804 Corsier-sur-Vevey</text:p>
          </table:table-cell>
        </table:table-row>
      </table:table>
      <text:p text:style-name="P133"/>
      <table:table table:style-name="Table134">
        <table:table-columns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>
            <text:p text:style-name="TableContents"><text:span text:style-name="T139"><text:s text:c="46"/></text:span><text:span text:style-name="T140">KACH</text:span></text:p>
            <text:p text:style-name="P141"/>
            <text:p text:style-name="P142"/>
            <text:p text:style-name="P143"><text:s text:c="2"/></text:p>
            <text:p text:style-name="P144"><text:s text:c="2"/>Christian KAELIN</text:p>
            <text:p text:style-name="P145"><text:s text:c="2"/>Conseils énergétiques</text:p>
            <text:p text:style-name="P146"/>
            <text:p text:style-name="TableContents"><text:span text:style-name="T147"><text:s text:c="2"/></text:span><text:span text:style-name="T148">+41 79 894 89 39</text:span></text:p>
            <text:p text:style-name="TableContents"><text:span text:style-name="T149"><text:s text:c="2"/></text:span><text:a xlink:href="mailto:christiankaelin1964@gmail.com" office:target-frame-name="_top" xlink:show="replace"><text:span text:style-name="T150">christiankaelin1964@gmail.com</text:span></text:a></text:p>
            <text:p text:style-name="P151"><text:s text:c="2"/>CH-1804 Corsier-sur-Vevey</text:p>
            <text:p text:style-name="P152"/>
          </table:table-cell>
          <table:table-cell table:style-name="TableCell153">
            <text:p text:style-name="Standard"><text:span text:style-name="T154"><text:s text:c="44"/></text:span><text:span text:style-name="T155">KACH</text:span></text:p>
            <text:p text:style-name="P156"/>
            <text:p text:style-name="P157"/>
            <text:p text:style-name="P158"><text:s/></text:p>
            <text:p text:style-name="P159"><text:s text:c="2"/>Christian KAELIN</text:p>
            <text:p text:style-name="P160"><text:s text:c="2"/>Conseils énergétiques</text:p>
            <text:p text:style-name="P161"/>
            <text:p text:style-name="TableContents"><text:span text:style-name="T162"><text:s text:c="2"/></text:span><text:span text:style-name="T163">+41 79 894 89 39</text:span></text:p>
            <text:p text:style-name="TableContents"><text:span text:style-name="T164"><text:s text:c="2"/></text:span><text:a xlink:href="mailto:christiankaelin1964@gmail.com" office:target-frame-name="_top" xlink:show="replace"><text:span text:style-name="T165">christiankaelin1964@gmail.com</text:span></text:a></text:p>
            <text:p text:style-name="P166"><text:s text:c="2"/>CH-1804 Corsier-sur-Vevey</text:p>
            <text:p text:style-name="P167"/>
          </table:table-cell>
        </table:table-row>
        <table:table-row table:style-name="TableRow168"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Trebuchet MS" svg:font-family="Trebuchet MS" style:font-family-generic="swiss" style:font-pitch="variable" svg:panose-1="2 11 6 3 2 2 2 2 2 4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H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extedebulles" style:display-name="Texte de bulles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edebullesCar" style:display-name="Texte de bulles Car" style:family="text" style:parent-style-name="Policepardéfau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513in" fo:margin-left="0.7875in" fo:margin-bottom="0.5513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hristian Kaelin</meta:initial-creator>
    <dc:creator>chris</dc:creator>
    <meta:creation-date>2018-09-05T22:38:00Z</meta:creation-date>
    <dc:date>2018-10-25T22:26:00Z</dc:date>
    <meta:print-date>2018-10-03T14:06:00Z</meta:print-date>
    <meta:template xlink:href="Normal" xlink:type="simple"/>
    <meta:editing-cycles>6</meta:editing-cycles>
    <meta:editing-duration>PT2760S</meta:editing-duration>
    <meta:document-statistic meta:page-count="2" meta:paragraph-count="4" meta:word-count="357" meta:character-count="2321" meta:row-count="16" meta:non-whitespace-character-count="1968"/>
  </office:meta>
</office:document-meta>
</file>